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1cm" draw:marker-end-width="0.21cm" draw:fill="solid" draw:fill-color="#eeeeee" draw:textarea-horizontal-align="justify" draw:textarea-vertical-align="middle" draw:auto-grow-height="false" fo:min-height="2.954cm" fo:min-width="1.704cm" fo:padding-top="0.125cm" fo:padding-bottom="0.125cm" fo:padding-left="0.25cm" fo:padding-right="0.25cm" loext:decorative="false"/>
    </style:style>
    <style:style style:name="gr2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512cm" fo:min-width="1.262cm" fo:padding-top="0.125cm" fo:padding-bottom="0.125cm" fo:padding-left="0.25cm" fo:padding-right="0.25cm" loext:decorative="false"/>
    </style:style>
    <style:style style:name="gr3" style:family="graphic" style:parent-style-name="standard">
      <style:graphic-properties svg:stroke-width="0.08cm" svg:stroke-color="#111111" draw:marker-start-width="0.32cm" draw:marker-end-width="0.32cm" draw:fill="solid" draw:fill-color="#1c1c1c" draw:textarea-horizontal-align="justify" draw:textarea-vertical-align="middle" draw:auto-grow-height="false" fo:min-height="0.458cm" fo:min-width="0.208cm" fo:padding-top="0.165cm" fo:padding-bottom="0.165cm" fo:padding-left="0.29cm" fo:padding-right="0.29cm" fo:wrap-option="wrap" draw:shadow="hidden" loext:decorative="false"/>
    </style:style>
    <style:style style:name="gr4" style:family="graphic" style:parent-style-name="standard" style:list-style-name="L1">
      <style:graphic-properties svg:stroke-width="0.02cm" svg:stroke-color="#111111" draw:marker-start-width="0.23cm" draw:marker-end-width="0.23cm" draw:fill="solid" draw:fill-color="#1c1c1c" draw:textarea-horizontal-align="justify" draw:textarea-vertical-align="middle" draw:auto-grow-height="false" fo:min-height="0.458cm" fo:min-width="0.208cm" fo:padding-top="0.135cm" fo:padding-bottom="0.135cm" fo:padding-left="0.26cm" fo:padding-right="0.26cm" fo:wrap-option="wrap" draw:shadow="hidden" loext:decorative="false"/>
      <style:paragraph-properties style:writing-mode="lr-tb"/>
    </style:style>
    <style:style style:name="gr5" style:family="graphic" style:parent-style-name="standard" style:list-style-name="L1">
      <style:graphic-properties svg:stroke-width="0.02cm" svg:stroke-color="#111111" draw:marker-start-width="0.23cm" draw:marker-end-width="0.23cm" draw:fill="solid" draw:fill-color="#1c1c1c" draw:textarea-horizontal-align="justify" draw:textarea-vertical-align="middle" draw:auto-grow-height="false" fo:min-height="0.458cm" fo:min-width="0.208cm" fo:padding-top="0.135cm" fo:padding-bottom="0.135cm" fo:padding-left="0.26cm" fo:padding-right="0.26cm" fo:wrap-option="wrap" draw:shadow="hidden" loext:decorative="false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solid" draw:fill-color="#1c1c1c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solid" draw:fill-color="#1c1c1c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3.5cm" svg:x="0cm" svg:y="0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3cm" svg:x="0.25cm" svg:y="0.25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" draw:text-style-name="P3" draw:layer="layout" svg:width="0.499cm" svg:height="0.499cm" svg:x="0.5cm" svg:y="0.75cm" svg:viewBox="0 0 500 500" svg:d="M142 63c11-19 27-35 46-46s40-17 62-17 44 6 63 17 35 27 46 46c10 19 16 40 16 62 22 0 44 6 63 17s35 27 46 46 16 40 16 62-5 44-16 63-27 35-46 46-41 16-63 16-43-5-62-16c-14-8-25-18-35-30l-22-22c19 165 84 105 119 193h-125-125c35-88 100-28 119-193l-20 20c-10 13-22 23-36 32-19 11-41 16-63 16s-43-5-62-16-35-27-46-46-17-41-17-63 6-43 17-62 27-35 46-46 40-17 62-17c0-22 6-43 17-62z">
          <text:p/>
        </draw:path>
        <draw:path draw:style-name="gr4" draw:text-style-name="P5" draw:layer="layout" svg:width="0.249cm" svg:height="0.249cm" svg:x="1.75cm" svg:y="0.5cm" svg:viewBox="0 0 250 250" svg:d="M71 31c5-9 13-17 23-23 9-5 20-8 31-8s22 3 31 8c10 6 18 14 23 23 6 10 9 21 9 31 10 0 21 3 31 9 9 5 17 13 23 23 5 9 8 20 8 31s-3 22-8 31c-6 10-14 18-23 23-10 6-21 9-32 9s-21-3-31-9c-6-4-12-9-17-15l-11-11c10 83 42 53 59 97h-62-63c18-44 50-14 60-97l-10 10c-5 7-11 12-18 16-10 6-20 9-31 9s-22-3-32-9c-9-5-17-13-23-23-5-9-8-20-8-31s3-22 8-31c6-10 14-18 23-23 10-6 21-9 31-9 0-10 3-21 9-31z">
          <text:p text:style-name="P4"><text:span text:style-name="T1">3</text:span></text:p>
        </draw:path>
        <draw:path draw:style-name="gr5" draw:text-style-name="P5" draw:layer="layout" svg:width="0.249cm" svg:height="0.249cm" draw:transform="rotate (-3.14159265358979) translate (0.75cm 2.99985722444318cm)" svg:viewBox="0 0 250 250" svg:d="M71 31c5-9 13-17 23-23 9-5 20-8 31-8s22 3 31 8c10 6 18 14 23 23 6 10 9 21 9 31 10 0 21 3 31 9 9 5 17 13 23 23 5 9 8 20 8 31s-3 22-8 31c-6 10-14 18-23 23-10 6-21 9-32 9s-21-3-31-9c-6-4-12-9-17-15l-11-11c10 83 42 53 59 97h-62-63c18-44 50-14 60-97l-10 10c-5 7-11 12-18 16-10 6-20 9-31 9s-22-3-32-9c-9-5-17-13-23-23-5-9-8-20-8-31s3-22 8-31c6-10 14-18 23-23 10-6 21-9 31-9 0-10 3-21 9-31z">
          <text:p text:style-name="P4"><text:span text:style-name="T1">3</text:span></text:p>
        </draw:path>
        <draw:path draw:style-name="gr3" draw:text-style-name="P3" draw:layer="layout" svg:width="0.499cm" svg:height="0.499cm" svg:x="1.5cm" svg:y="2.25cm" svg:viewBox="0 0 500 500" svg:d="M142 63c11-19 27-35 46-46s40-17 62-17 44 6 63 17 35 27 46 46c10 19 16 40 16 62 22 0 44 6 63 17s35 27 46 46 16 40 16 62-5 44-16 63-27 35-46 46-41 16-63 16-43-5-62-16c-14-8-25-18-35-30l-22-22c19 165 84 105 119 193h-125-125c35-88 100-28 119-193l-20 20c-10 13-22 23-36 32-19 11-41 16-63 16s-43-5-62-16-35-27-46-46-17-41-17-63 6-43 17-62 27-35 46-46 40-17 62-17c0-22 6-43 17-62z">
          <text:p/>
        </draw:path>
        <draw:path draw:style-name="gr3" draw:text-style-name="P3" draw:layer="layout" svg:width="0.499cm" svg:height="0.499cm" svg:x="1cm" svg:y="1.5cm" svg:viewBox="0 0 500 500" svg:d="M142 63c11-19 27-35 46-46s40-17 62-17 44 6 63 17 35 27 46 46c10 19 16 40 16 62 22 0 44 6 63 17s35 27 46 46 16 40 16 62-5 44-16 63-27 35-46 46-41 16-63 16-43-5-62-16c-14-8-25-18-35-30l-22-22c19 165 84 105 119 193h-125-125c35-88 100-28 119-193l-20 20c-10 13-22 23-36 32-19 11-41 16-63 16s-43-5-62-16-35-27-46-46-17-41-17-63 6-43 17-62 27-35 46-46 40-17 62-17c0-22 6-43 17-62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-offset-x="0cm" draw:shadow-offset-y="0cm" draw:shadow-color="#00000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8T07:58:28.819000000</meta:creation-date>
    <dc:date>2024-03-20T14:54:37.562000000</dc:date>
    <meta:editing-duration>PT2H39M23S</meta:editing-duration>
    <meta:editing-cycles>20</meta:editing-cycles>
    <meta:generator>LibreOffice/7.6.5.2$Windows_X86_64 LibreOffice_project/38d5f62f85355c192ef5f1dd47c5c0c0c6d6598b</meta:generator>
    <meta:document-statistic meta:object-count="7"/>
  </office:meta>
</office:document-meta>
</file>